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>
      <style:text-properties style:text-underline-style="solid" style:text-underline-color="font-color"/>
    </style:style>
    <style:style style:name="T1_9" style:family="text">
      <style:text-properties style:text-underline-style="solid" style:text-underline-color="font-color"/>
    </style:style>
    <style:style style:name="T1_10" style:family="text">
      <style:text-properties style:text-underline-style="solid" style:text-underline-color="font-color"/>
    </style:style>
    <style:style style:name="T1_11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font-weight="bold" style:font-weight-asian="bold" style:font-weight-complex="bold"/>
    </style:style>
    <style:style style:name="T6_3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</office:automatic-styles>
  <office:body>
    <office:text>
      <text:p text:style-name="P1"><text:span text:style-name="T1_1">Integrating</text:span><text:span text:style-name="T1_2"><text:s/></text:span><text:span text:style-name="T1_3">OSC</text:span><text:span text:style-name="T1_4"><text:s/></text:span><text:span text:style-name="T1_5">with</text:span><text:span text:style-name="T1_6"><text:s/></text:span><text:span text:style-name="T1_7">oF</text:span><text:span text:style-name="T1_8"><text:s/></text:span><text:span text:style-name="T1_9">for</text:span><text:span text:style-name="T1_10"><text:s/></text:span><text:span text:style-name="T1_11">Games</text:span></text:p>
      <text:p text:style-name="P2"><text:span text:style-name="T2_1">Category</text:span><text:span text:style-name="T2_2">:<text:s/></text:span><text:span text:style-name="T2_3">advanced</text:span><text:span text:style-name="T2_4"><text:s/></text:span><text:span text:style-name="T2_5">specialist</text:span><text:span text:style-name="T2_6"><text:s/></text:span><text:span text:style-name="T2_7">chapter</text:span></text:p>
      <text:p text:style-name="P3"/>
      <text:p text:style-name="P4"><text:span text:style-name="T4_1">Introduction</text:span><text:span text:style-name="T4_2">:</text:span></text:p>
      <text:p text:style-name="P5"><text:span text:style-name="T5_1">This</text:span><text:span text:style-name="T5_2"><text:s/></text:span><text:span text:style-name="T5_3">chapter</text:span><text:span text:style-name="T5_4"><text:s/></text:span><text:span text:style-name="T5_5">explains</text:span><text:span text:style-name="T5_6"><text:s/></text:span><text:span text:style-name="T5_7">how</text:span><text:span text:style-name="T5_8"><text:s/></text:span><text:span text:style-name="T5_9">OSC</text:span><text:span text:style-name="T5_10"><text:s/></text:span><text:span text:style-name="T5_11">can</text:span><text:span text:style-name="T5_12"><text:s/></text:span><text:span text:style-name="T5_13">be</text:span><text:span text:style-name="T5_14"><text:s/></text:span><text:span text:style-name="T5_15">implemented</text:span><text:span text:style-name="T5_16"><text:s/></text:span><text:span text:style-name="T5_17">in</text:span><text:span text:style-name="T5_18"><text:s/></text:span><text:span text:style-name="T5_19">openFrameworks</text:span><text:span text:style-name="T5_20">,<text:s/></text:span><text:span text:style-name="T5_21">allowing</text:span><text:span text:style-name="T5_22"><text:s/></text:span><text:span text:style-name="T5_23">developers</text:span><text:span text:style-name="T5_24"><text:s/></text:span><text:span text:style-name="T5_25">to</text:span><text:span text:style-name="T5_26"><text:s/></text:span><text:span text:style-name="T5_27">enable</text:span><text:span text:style-name="T5_28"><text:s/></text:span><text:span text:style-name="T5_29">wireless</text:span><text:span text:style-name="T5_30"><text:s/></text:span><text:span text:style-name="T5_31">communication</text:span><text:span text:style-name="T5_32"><text:s/></text:span><text:span text:style-name="T5_33">between</text:span><text:span text:style-name="T5_34"><text:s/></text:span><text:span text:style-name="T5_35">multimedia</text:span><text:span text:style-name="T5_36"><text:s/></text:span><text:span text:style-name="T5_37">devices</text:span><text:span text:style-name="T5_38"><text:s/></text:span><text:span text:style-name="T5_39">for</text:span><text:span text:style-name="T5_40"><text:s/></text:span><text:span text:style-name="T5_41">real</text:span><text:span text:style-name="T5_42">-</text:span><text:span text:style-name="T5_43">time</text:span><text:span text:style-name="T5_44"><text:s/></text:span><text:span text:style-name="T5_45">control</text:span><text:span text:style-name="T5_46">.<text:s/></text:span><text:span text:style-name="T5_47">The</text:span><text:span text:style-name="T5_48"><text:s/></text:span><text:span text:style-name="T5_49">project</text:span><text:span text:style-name="T5_50"><text:s/></text:span><text:span text:style-name="T5_51">in</text:span><text:span text:style-name="T5_52"><text:s/></text:span><text:span text:style-name="T5_53">this</text:span><text:span text:style-name="T5_54"><text:s/></text:span><text:span text:style-name="T5_55">chapter</text:span><text:span text:style-name="T5_56"><text:s/></text:span><text:span text:style-name="T5_57">is</text:span><text:span text:style-name="T5_58"><text:s/></text:span><text:span text:style-name="T5_59">a</text:span><text:span text:style-name="T5_60"><text:s/></text:span><text:span text:style-name="T5_61">game</text:span><text:span text:style-name="T5_62"><text:s/></text:span><text:span text:style-name="T5_63">for</text:span><text:span text:style-name="T5_64"><text:s/>2<text:s/></text:span><text:span text:style-name="T5_65">players</text:span><text:span text:style-name="T5_66">,<text:s/></text:span><text:span text:style-name="T5_67">controlled</text:span><text:span text:style-name="T5_68"><text:s/></text:span><text:span text:style-name="T5_69">by</text:span><text:span text:style-name="T5_70"><text:s/></text:span><text:span text:style-name="T5_71">two</text:span><text:span text:style-name="T5_72"><text:s/></text:span><text:span text:style-name="T5_73">OSC</text:span><text:span text:style-name="T5_74">-</text:span><text:span text:style-name="T5_75">enabled</text:span><text:span text:style-name="T5_76"><text:s/></text:span><text:span text:style-name="T5_77">devices</text:span><text:span text:style-name="T5_78"><text:s/>(</text:span><text:span text:style-name="T5_79">e</text:span><text:span text:style-name="T5_80">.</text:span><text:span text:style-name="T5_81">g</text:span><text:span text:style-name="T5_82">.<text:s/></text:span><text:span text:style-name="T5_83">smartphones</text:span><text:span text:style-name="T5_84"><text:s/></text:span><text:span text:style-name="T5_85">with</text:span><text:span text:style-name="T5_86"><text:s/></text:span><text:span text:style-name="T5_87">OSC</text:span><text:span text:style-name="T5_88"><text:s/></text:span><text:span text:style-name="T5_89">apps</text:span><text:span text:style-name="T5_90">).<text:s/></text:span><text:span text:style-name="T5_91">Player</text:span><text:span text:style-name="T5_92"><text:s/>1<text:s/></text:span><text:span text:style-name="T5_93">uses</text:span><text:span text:style-name="T5_94"><text:s/></text:span><text:span text:style-name="T5_95">their</text:span><text:span text:style-name="T5_96"><text:s/></text:span><text:span text:style-name="T5_97">controller</text:span><text:span text:style-name="T5_98"><text:s/></text:span><text:span text:style-name="T5_99">to</text:span><text:span text:style-name="T5_100"><text:s/></text:span><text:span text:style-name="T5_101">manipulate</text:span><text:span text:style-name="T5_102"><text:s/></text:span><text:span text:style-name="T5_103">their</text:span><text:span text:style-name="T5_104"><text:s/></text:span><text:span text:style-name="T5_105">on</text:span><text:span text:style-name="T5_106">-</text:span><text:span text:style-name="T5_107">screen</text:span><text:span text:style-name="T5_108"><text:s/></text:span><text:span text:style-name="T5_109">avatar</text:span><text:span text:style-name="T5_110">;<text:s/></text:span><text:span text:style-name="T5_111">Player</text:span><text:span text:style-name="T5_112"><text:s/>2<text:s/></text:span><text:span text:style-name="T5_113">uses</text:span><text:span text:style-name="T5_114"><text:s/></text:span><text:span text:style-name="T5_115">their</text:span><text:span text:style-name="T5_116"><text:s/></text:span><text:span text:style-name="T5_117">controller</text:span><text:span text:style-name="T5_118"><text:s/></text:span><text:span text:style-name="T5_119">to</text:span><text:span text:style-name="T5_120"><text:s/></text:span><text:span text:style-name="T5_121">add</text:span><text:span text:style-name="T5_122"><text:s/></text:span><text:span text:style-name="T5_123">difficulty</text:span><text:span text:style-name="T5_124"><text:s/></text:span><text:span text:style-name="T5_125">to</text:span><text:span text:style-name="T5_126"><text:s/></text:span><text:span text:style-name="T5_127">the</text:span><text:span text:style-name="T5_128"><text:s/></text:span><text:span text:style-name="T5_129">game</text:span><text:span text:style-name="T5_130"><text:s/>(</text:span><text:span text:style-name="T5_131">adding</text:span><text:span text:style-name="T5_132"><text:s/></text:span><text:span text:style-name="T5_133">enemies</text:span><text:span text:style-name="T5_134">,<text:s/></text:span><text:span text:style-name="T5_135">manipulating</text:span><text:span text:style-name="T5_136"><text:s/></text:span><text:span text:style-name="T5_137">speeds</text:span><text:span text:style-name="T5_138">,<text:s/></text:span><text:span text:style-name="T5_139">etc</text:span><text:span text:style-name="T5_140">.).<text:s/></text:span><text:span text:style-name="T5_141">OSC</text:span><text:span text:style-name="T5_142"><text:s/></text:span><text:span text:style-name="T5_143">is</text:span><text:span text:style-name="T5_144"><text:s/></text:span><text:span text:style-name="T5_145">a</text:span><text:span text:style-name="T5_146"><text:s/></text:span><text:span text:style-name="T5_147">useful</text:span><text:span text:style-name="T5_148"><text:s/></text:span><text:span text:style-name="T5_149">tool</text:span><text:span text:style-name="T5_150"><text:s/></text:span><text:span text:style-name="T5_151">for</text:span><text:span text:style-name="T5_152"><text:s/></text:span><text:span text:style-name="T5_153">any</text:span><text:span text:style-name="T5_154"><text:s/></text:span><text:span text:style-name="T5_155">oF</text:span><text:span text:style-name="T5_156"><text:s/></text:span><text:span text:style-name="T5_157">developer</text:span><text:span text:style-name="T5_158"><text:s/></text:span><text:span text:style-name="T5_159">interested</text:span><text:span text:style-name="T5_160"><text:s/></text:span><text:span text:style-name="T5_161">in</text:span><text:span text:style-name="T5_162"><text:s/></text:span><text:span text:style-name="T5_163">being</text:span><text:span text:style-name="T5_164"><text:s/></text:span><text:span text:style-name="T5_165">able</text:span><text:span text:style-name="T5_166"><text:s/></text:span><text:span text:style-name="T5_167">to</text:span><text:span text:style-name="T5_168"><text:s/></text:span><text:span text:style-name="T5_169">remotely</text:span><text:span text:style-name="T5_170"><text:s/></text:span><text:span text:style-name="T5_171">control</text:span><text:span text:style-name="T5_172"><text:s/></text:span><text:span text:style-name="T5_173">their</text:span><text:span text:style-name="T5_174"><text:s/></text:span><text:span text:style-name="T5_175">app</text:span><text:span text:style-name="T5_176">’</text:span><text:span text:style-name="T5_177">s</text:span><text:span text:style-name="T5_178"><text:s/></text:span><text:span text:style-name="T5_179">properties</text:span><text:span text:style-name="T5_180"><text:s/>(</text:span><text:span text:style-name="T5_181">visuals</text:span><text:span text:style-name="T5_182">,<text:s/></text:span><text:span text:style-name="T5_183">sounds</text:span><text:span text:style-name="T5_184">,<text:s/></text:span><text:span text:style-name="T5_185">etc</text:span><text:span text:style-name="T5_186">.)<text:s/></text:span><text:span text:style-name="T5_187">without</text:span><text:span text:style-name="T5_188"><text:s/></text:span><text:span text:style-name="T5_189">having</text:span><text:span text:style-name="T5_190"><text:s/></text:span><text:span text:style-name="T5_191">to</text:span><text:span text:style-name="T5_192"><text:s/></text:span><text:span text:style-name="T5_193">build</text:span><text:span text:style-name="T5_194"><text:s/></text:span><text:span text:style-name="T5_195">their</text:span><text:span text:style-name="T5_196"><text:s/></text:span><text:span text:style-name="T5_197">own</text:span><text:span text:style-name="T5_198"><text:s/></text:span><text:span text:style-name="T5_199">custom</text:span><text:span text:style-name="T5_200"><text:s/></text:span><text:span text:style-name="T5_201">controller</text:span><text:span text:style-name="T5_202">.</text:span></text:p>
      <text:p text:style-name="P6"><text:span text:style-name="T6_1"><text:line-break/></text:span><text:span text:style-name="T6_2">Terms</text:span><text:span text:style-name="T6_3">:</text:span></text:p>
      <text:list text:style-name="LS1" xml:id="list0">
        <text:list-item>
          <text:p text:style-name="P7"><text:span text:style-name="T7_1">OSC</text:span></text:p>
        </text:list-item>
        <text:list-item>
          <text:p text:style-name="P8"><text:span text:style-name="T8_1">Routing</text:span></text:p>
        </text:list-item>
        <text:list-item>
          <text:p text:style-name="P9"><text:span text:style-name="T9_1">IP</text:span><text:span text:style-name="T9_2"><text:s/></text:span><text:span text:style-name="T9_3">addresses</text:span><text:span text:style-name="T9_4">/</text:span><text:span text:style-name="T9_5">ports</text:span></text:p>
        </text:list-item>
      </text:list>
      <text:p text:style-name="P10"/>
      <text:p text:style-name="P11"><text:span text:style-name="T11_1">Outline</text:span></text:p>
      <text:list text:style-name="LS2" xml:id="list3">
        <text:list-item>
          <text:p text:style-name="P12"><text:span text:style-name="T12_1">Historical</text:span><text:span text:style-name="T12_2"><text:s/></text:span><text:span text:style-name="T12_3">overview</text:span><text:span text:style-name="T12_4"><text:s/></text:span><text:span text:style-name="T12_5">of</text:span><text:span text:style-name="T12_6"><text:s/></text:span><text:span text:style-name="T12_7">OSC</text:span></text:p>
        </text:list-item>
        <text:list-item>
          <text:p text:style-name="P13"><text:span text:style-name="T13_1">Overview</text:span><text:span text:style-name="T13_2"><text:s/></text:span><text:span text:style-name="T13_3">in</text:span><text:span text:style-name="T13_4"><text:s/></text:span><text:span text:style-name="T13_5">general</text:span><text:span text:style-name="T13_6"><text:s/></text:span><text:span text:style-name="T13_7">of</text:span><text:span text:style-name="T13_8"><text:s/></text:span><text:span text:style-name="T13_9">how</text:span><text:span text:style-name="T13_10"><text:s/></text:span><text:span text:style-name="T13_11">OSC</text:span><text:span text:style-name="T13_12"><text:s/></text:span><text:span text:style-name="T13_13">works</text:span></text:p>
        </text:list-item>
        <text:list-item>
          <text:p text:style-name="P14"><text:span text:style-name="T14_1">OSC</text:span><text:span text:style-name="T14_2"><text:s/></text:span><text:span text:style-name="T14_3">apps</text:span><text:span text:style-name="T14_4"><text:s/></text:span><text:span text:style-name="T14_5">for</text:span><text:span text:style-name="T14_6"><text:s/></text:span><text:span text:style-name="T14_7">smartphones</text:span><text:span text:style-name="T14_8">/</text:span><text:span text:style-name="T14_9">tablets</text:span></text:p>
        </text:list-item>
        <text:list-item>
          <text:p text:style-name="P15"><text:span text:style-name="T15_1">Setting</text:span><text:span text:style-name="T15_2"><text:s/></text:span><text:span text:style-name="T15_3">up</text:span><text:span text:style-name="T15_4"><text:s/></text:span><text:span text:style-name="T15_5">OSC</text:span></text:p>
        </text:list-item>
        <text:list-item>
          <text:p text:style-name="P16"><text:span text:style-name="T16_1">Types</text:span><text:span text:style-name="T16_2"><text:s/></text:span><text:span text:style-name="T16_3">of</text:span><text:span text:style-name="T16_4"><text:s/></text:span><text:span text:style-name="T16_5">messages</text:span></text:p>
        </text:list-item>
        <text:list-item>
          <text:p text:style-name="P17"><text:span text:style-name="T17_1">How</text:span><text:span text:style-name="T17_2"><text:s/></text:span><text:span text:style-name="T17_3">routing</text:span><text:span text:style-name="T17_4"><text:s/></text:span><text:span text:style-name="T17_5">messages</text:span><text:span text:style-name="T17_6"><text:s/></text:span><text:span text:style-name="T17_7">works</text:span></text:p>
        </text:list-item>
        <text:list-item>
          <text:p text:style-name="P18"><text:span text:style-name="T18_1">Implement</text:span><text:span text:style-name="T18_2"><text:s/></text:span><text:span text:style-name="T18_3">P</text:span><text:span text:style-name="T18_4">1<text:s/></text:span><text:span text:style-name="T18_5">controls</text:span></text:p>
        </text:list-item>
        <text:list-item>
          <text:p text:style-name="P19"><text:span text:style-name="T19_1">Implement</text:span><text:span text:style-name="T19_2"><text:s/></text:span><text:span text:style-name="T19_3">P</text:span><text:span text:style-name="T19_4">2<text:s/></text:span><text:span text:style-name="T19_5">controls</text:span></text:p>
        </text:list-item>
        <text:list-item>
          <text:p text:style-name="P20"><text:span text:style-name="T20_1">Other</text:span><text:span text:style-name="T20_2"><text:s/></text:span><text:span text:style-name="T20_3">projects</text:span><text:span text:style-name="T20_4"><text:s/></text:span><text:span text:style-name="T20_5">made</text:span><text:span text:style-name="T20_6"><text:s/></text:span><text:span text:style-name="T20_7">with</text:span><text:span text:style-name="T20_8"><text:s/></text:span><text:span text:style-name="T20_9">OSC</text:span><text:span text:style-name="T20_10">/</text:span><text:span text:style-name="T20_11">further</text:span><text:span text:style-name="T20_12"><text:s/></text:span><text:span text:style-name="T20_13">resourc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</office:automatic-styles>
  <office:master-styles>
    <style:master-page style:name="Standard" style:page-layout-name="pm1">
      <style:footer>
        <text:p text:style-name="P1"><text:span text:style-name="T1_1">openFrameworks</text:span><text:span text:style-name="T1_2"><text:s/></text:span><text:span text:style-name="T1_3">Chapter</text:span><text:span text:style-name="T1_4"><text:s/></text:span><text:span text:style-name="T1_5">Draf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